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51cm"/>
    </style:style>
    <style:style style:name="co2" style:family="table-column">
      <style:table-column-properties fo:break-before="auto" style:column-width="5.821cm"/>
    </style:style>
    <style:style style:name="co3" style:family="table-column">
      <style:table-column-properties fo:break-before="auto" style:column-width="2.999cm"/>
    </style:style>
    <style:style style:name="co4" style:family="table-column">
      <style:table-column-properties fo:break-before="auto" style:column-width="2.709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number-columns-repeated="253" table:default-cell-style-name="Default"/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Notes pour la table EXPOSANT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identificateur</text:p>
          </table:table-cell>
          <table:table-cell office:value-type="string">
            <text:p>sequence</text:p>
          </table:table-cell>
          <table:table-cell office:value-type="string">
            <text:p>demarre-&gt; 100</text:p>
          </table:table-cell>
          <table:table-cell office:value-type="string">
            <text:p>increment de 10</text:p>
          </table:table-cell>
          <table:table-cell/>
          <table:table-cell office:value-type="string">
            <text:p>cle primaire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compagnie</text:p>
          </table:table-cell>
          <table:table-cell office:value-type="string">
            <text:p>cle nature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m responsable</text:p>
          </table:table-cell>
          <table:table-cell office:value-type="string">
            <text:p>cle naturell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domaine (LOV)</text:p>
          </table:table-cell>
          <table:table-cell office:value-type="string">
            <text:p>mécanique</text:p>
          </table:table-cell>
          <table:table-cell office:value-type="string">
            <text:p>physique</text:p>
          </table:table-cell>
          <table:table-cell office:value-type="string">
            <text:p>medical</text:p>
          </table:table-cell>
          <table:table-cell office:value-type="string">
            <text:p>pharmaceutique</text:p>
          </table:table-cell>
          <table:table-cell office:value-type="string">
            <text:p>électronique</text:p>
          </table:table-cell>
          <table:table-cell office:value-type="string">
            <text:p>informatique</text:p>
          </table:table-cell>
          <table:table-cell office:value-type="string">
            <text:p>Enseignement</text:p>
          </table:table-cell>
          <table:table-cell office:value-type="string">
            <text:p>Autres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date d'inscritpion</text:p>
          </table:table-cell>
          <table:table-cell office:value-type="string">
            <text:p>non-modifiabl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Notes concernant les tables pour conserver les options</text:p>
          </table:table-cell>
          <table:table-cell table:number-columns-repeated="255"/>
        </table:table-row>
        <table:table-row table:style-name="ro1">
          <table:table-cell office:value-type="string">
            <text:p>Options</text:p>
          </table:table-cell>
          <table:table-cell office:value-type="string">
            <text:p>À vous de structurer vos tables, en forme normale 3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(que ce soit Base de données oui fichiers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utres Notes et Magique Numbers</text:p>
          </table:table-cell>
          <table:table-cell table:number-columns-repeated="255"/>
        </table:table-row>
        <table:table-row table:style-name="ro1">
          <table:table-cell office:value-type="string">
            <text:p>Inscription</text:p>
          </table:table-cell>
          <table:table-cell office:value-type="float" office:value="5000">
            <text:p>500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4000 si domaine est Enseignement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Zone</text:p>
          </table:table-cell>
          <table:table-cell office:value-type="string">
            <text:p>3 mètres X 3 mètre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une zone est payé à même l'inscrip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zone supplémentaire dans même kiosque -&gt; 100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PTIONS</text:p>
          </table:table-cell>
          <table:table-cell office:value-type="string">
            <text:p>les options sont modifiables a postériori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kiosque</text:p>
          </table:table-cell>
          <table:table-cell office:value-type="string">
            <text:p>seront toujours séparés des voisins par un mur complet (pleine largeur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kiosque supplémentaire -&gt; 150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(contient au moins une zone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rise éldectrique</text:p>
          </table:table-cell>
          <table:table-cell office:value-type="float" office:value="50">
            <text:p>5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(max 2 par zone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uret (1.5 mètre)</text:p>
          </table:table-cell>
          <table:table-cell office:value-type="float" office:value="100">
            <text:p>10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(max 7 par zone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nternet</text:p>
          </table:table-cell>
          <table:table-cell office:value-type="string">
            <text:p>500KB</text:p>
          </table:table-cell>
          <table:table-cell office:value-type="float" office:value="20">
            <text:p>2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2MB</text:p>
          </table:table-cell>
          <table:table-cell office:value-type="float" office:value="50">
            <text:p>5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5MB</text:p>
          </table:table-cell>
          <table:table-cell office:value-type="float" office:value="75">
            <text:p>7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(un par kiosque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routeur LAN (4 connections)</text:p>
          </table:table-cell>
          <table:table-cell office:value-type="float" office:value="60">
            <text:p>60</text:p>
          </table:table-cell>
          <table:table-cell table:number-columns-repeated="253"/>
        </table:table-row>
        <table:table-row table:style-name="ro1" table:number-rows-repeated="6549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2" table:style-name="ta2" table:print="false">
        <table:table-column table:style-name="co4" table:number-columns-repeated="256" table:default-cell-style-name="Default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3" table:style-name="ta3" table:print="false">
        <table:table-column table:style-name="co4" table:number-columns-repeated="256" table:default-cell-style-name="Default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currency-style style:name="N114P0" style:volatile="true">
      <number:text> </number:text>
      <number:number number:decimal-places="0" number:min-integer-digits="1" number:grouping="true"/>
      <number:text>     </number:text>
    </number:currency-style>
    <number:currency-style style:name="N114P1" style:volatile="true">
      <number:text> (</number:text>
      <number:number number:decimal-places="0" number:min-integer-digits="1" number:grouping="true"/>
      <number:text>)    </number:text>
    </number:currency-style>
    <number:currency-style style:name="N114P2" style:volatile="true">
      <number:text> -    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 $ </number:text>
    </number:number-style>
    <number:number-style style:name="N115P1" style:volatile="true">
      <number:text> (</number:text>
      <number:number number:decimal-places="0" number:min-integer-digits="1" number:grouping="true"/>
      <number:text>) $ </number:text>
    </number:number-style>
    <number:number-style style:name="N115P2" style:volatile="true">
      <number:text> -  $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text> </number:text>
      <number:number number:decimal-places="2" number:min-integer-digits="1" number:grouping="true"/>
      <number:text>     </number:text>
    </number:currency-style>
    <number:currency-style style:name="N116P1" style:volatile="true">
      <number:text> (</number:text>
      <number:number number:decimal-places="2" number:min-integer-digits="1" number:grouping="true"/>
      <number:text>)    </number:text>
    </number:currency-style>
    <number:currency-style style:name="N116P2" style:volatile="true">
      <number:text> -</number:text>
      <number:number number:decimal-places="0" number:min-integer-digits="0"/>
      <number:text>    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$ </number:text>
    </number:number-style>
    <number:number-style style:name="N117P1" style:volatile="true">
      <number:text> (</number:text>
      <number:number number:decimal-places="2" number:min-integer-digits="1" number:grouping="true"/>
      <number:text>) $ </number:text>
    </number:number-style>
    <number:number-style style:name="N117P2" style:volatile="true">
      <number:text> -</number:text>
      <number:number number:decimal-places="0" number:min-integer-digits="0"/>
      <number:text>  $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CA">
      <number:day number:style="long"/>
      <number:text>-</number:text>
      <number:month number:textual="true"/>
    </number:date-style>
    <number:date-style style:name="N10108" number:language="en" number:country="CA">
      <number:month number:textual="true"/>
      <number:text>-</number:text>
      <number:year/>
    </number:date-style>
    <number:time-style style:name="N10109" number:language="en" number:country="CA">
      <number:hours/>
      <number:text>:</number:text>
      <number:minutes number:style="long"/>
      <number:text> </number:text>
      <number:am-pm/>
    </number:time-style>
    <number:time-style style:name="N10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en" number:country="CA">
      <number:hours/>
      <number:text>:</number:text>
      <number:minutes number:style="long"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itr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3:1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ESTVISTA</meta:initial-creator>
    <meta:creation-date>2009-05-05T12:30:44</meta:creation-date>
    <dc:creator>TESTVISTA</dc:creator>
    <dc:date>2009-05-05T13:00:1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55"/>
  </office:meta>
</office:document-meta>
</file>